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0.75pt solid #666666" fo:border-right="none"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18"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19"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2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2"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3" style:family="paragraph" style:parent-style-name="Heading_20_2">
      <style:text-properties officeooo:paragraph-rsid="0031e2de"/>
    </style:style>
    <style:style style:name="P24"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5"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6" style:family="paragraph" style:parent-style-name="Standard">
      <style:paragraph-properties fo:margin-top="0in" fo:margin-bottom="0.0835in" style:contextual-spacing="false"/>
      <style:text-properties fo:language="en" fo:country="US"/>
    </style:style>
    <style:style style:name="P27" style:family="paragraph" style:parent-style-name="Standard">
      <style:text-properties fo:language="en" fo:country="US" officeooo:paragraph-rsid="00799942"/>
    </style:style>
    <style:style style:name="P28"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29" style:family="paragraph" style:parent-style-name="Table_20_Heading">
      <style:text-properties fo:language="en" fo:country="US" officeooo:paragraph-rsid="008b3dec"/>
    </style:style>
    <style:style style:name="P30" style:family="paragraph" style:parent-style-name="Table_20_Heading">
      <style:text-properties fo:language="en" fo:country="US" officeooo:rsid="008b9e18" officeooo:paragraph-rsid="008b9e18"/>
    </style:style>
    <style:style style:name="P31" style:family="paragraph" style:parent-style-name="Heading_20_1" style:master-page-name="First_20_Page">
      <style:paragraph-properties fo:text-align="center" style:justify-single-word="false" style:page-number="1"/>
    </style:style>
    <style:style style:name="P32" style:family="paragraph" style:parent-style-name="Exalted" style:list-style-name="Exalted_20_Center_20_Dot"/>
    <style:style style:name="P33" style:family="paragraph" style:parent-style-name="Exalted" style:list-style-name="Exalt_20_Dot">
      <style:text-properties officeooo:rsid="00516ee0" officeooo:paragraph-rsid="00516ee0"/>
    </style:style>
    <style:style style:name="P34" style:family="paragraph" style:parent-style-name="Exalted" style:list-style-name="Exalted_20_1a">
      <style:paragraph-properties fo:margin-top="0.0398in" fo:margin-bottom="0.0992in" style:contextual-spacing="false" fo:line-height="100%" fo:text-align="start" style:justify-single-word="false"/>
    </style:style>
    <style:style style:name="P35"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6"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915df1"/>
    </style:style>
    <style:style style:name="P3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6aea9c"/>
    </style:style>
    <style:style style:name="P39" style:family="paragraph" style:parent-style-name="Exalted" style:list-style-name="Exalt_20_Dot">
      <style:paragraph-properties fo:margin-top="0.0398in" fo:margin-bottom="0.0992in" style:contextual-spacing="false" fo:line-height="100%" fo:text-align="start" style:justify-single-word="false"/>
    </style:style>
    <style:style style:name="P40"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41"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42"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3"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4"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5"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6"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7"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48"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49"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50"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1"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3"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4"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6"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7" style:family="paragraph" style:parent-style-name="Exalted" style:list-style-name="Exalted_20_Center_20_Dot">
      <style:paragraph-properties fo:margin-top="0in" fo:margin-bottom="0in" style:contextual-spacing="false"/>
    </style:style>
    <style:style style:name="P58" style:family="paragraph" style:parent-style-name="Table_20_Contents" style:list-style-name="Exalted_20_1a">
      <style:paragraph-properties fo:orphans="0" fo:widows="0"/>
    </style:style>
    <style:style style:name="P59" style:family="paragraph" style:parent-style-name="Table_20_Contents" style:list-style-name="Exalted_20_1a">
      <style:paragraph-properties fo:margin-left="0in" fo:margin-right="0.0402in" fo:orphans="0" fo:widows="0" fo:text-indent="0in" style:auto-text-indent="false"/>
    </style:style>
    <style:style style:name="P60" style:family="paragraph" style:parent-style-name="Table_20_Contents" style:list-style-name="Exalted_20_1a">
      <style:paragraph-properties fo:margin-top="0.0201in" fo:margin-bottom="0.0598in" style:contextual-spacing="true" fo:orphans="0" fo:widows="0"/>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35eb6" officeooo:paragraph-rsid="00935eb6"/>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9a91ad" style:font-weight-asian="bold" style:font-weight-complex="bold"/>
    </style:style>
    <style:style style:name="T8" style:family="text">
      <style:text-properties fo:font-weight="bold" officeooo:rsid="00827d96" style:font-weight-asian="bold"/>
    </style:style>
    <style:style style:name="T9" style:family="text">
      <style:text-properties fo:font-weight="bold" officeooo:rsid="0083b449"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09cef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7"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8"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9"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0"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41"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4"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7"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8" style:family="text">
      <style:text-properties style:use-window-font-color="true" loext:opacity="0%" style:font-name="Times New Roman" fo:font-size="10pt" fo:font-weight="bold" officeooo:rsid="0096f48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fo:font-weight="bold" officeooo:rsid="0098bac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2"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3"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4"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915df1"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935eb6"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9be479"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fo:font-weight="normal" style:font-weight-asian="normal" style:font-weight-complex="normal"/>
    </style:style>
    <style:style style:name="T60" style:family="text">
      <style:text-properties fo:font-weight="normal" officeooo:rsid="001fa30a" style:font-weight-asian="normal" style:font-weight-complex="normal"/>
    </style:style>
    <style:style style:name="T61" style:family="text">
      <style:text-properties fo:font-weight="normal" officeooo:rsid="002728ad" style:font-weight-asian="normal" style:font-weight-complex="normal"/>
    </style:style>
    <style:style style:name="T62" style:family="text">
      <style:text-properties fo:font-weight="normal" officeooo:rsid="002f2b8e" style:font-weight-asian="normal" style:font-weight-complex="normal"/>
    </style:style>
    <style:style style:name="T63" style:family="text">
      <style:text-properties fo:font-weight="normal" officeooo:rsid="00350a81" style:font-weight-asian="normal" style:font-weight-complex="normal"/>
    </style:style>
    <style:style style:name="T64" style:family="text">
      <style:text-properties fo:font-weight="normal" officeooo:rsid="0038730a" style:font-weight-asian="normal" style:font-weight-complex="normal"/>
    </style:style>
    <style:style style:name="T65" style:family="text">
      <style:text-properties fo:font-weight="normal" officeooo:rsid="0039d4fe" style:font-weight-asian="normal" style:font-weight-complex="normal"/>
    </style:style>
    <style:style style:name="T66" style:family="text">
      <style:text-properties fo:font-weight="normal" officeooo:rsid="003a0e7f" style:font-weight-asian="normal" style:font-weight-complex="normal"/>
    </style:style>
    <style:style style:name="T67" style:family="text">
      <style:text-properties fo:font-weight="normal" officeooo:rsid="003a31ce" style:font-weight-asian="normal" style:font-weight-complex="normal"/>
    </style:style>
    <style:style style:name="T68" style:family="text">
      <style:text-properties fo:font-weight="normal" officeooo:rsid="003c46cf" style:font-weight-asian="normal" style:font-weight-complex="normal"/>
    </style:style>
    <style:style style:name="T69" style:family="text">
      <style:text-properties fo:font-weight="normal" officeooo:rsid="003d43b6" style:font-weight-asian="normal" style:font-weight-complex="normal"/>
    </style:style>
    <style:style style:name="T70" style:family="text">
      <style:text-properties fo:font-weight="normal" officeooo:rsid="00437730" style:font-weight-asian="normal" style:font-weight-complex="normal"/>
    </style:style>
    <style:style style:name="T71" style:family="text">
      <style:text-properties fo:font-weight="normal" officeooo:rsid="0049a1d9" style:font-weight-asian="normal" style:font-weight-complex="normal"/>
    </style:style>
    <style:style style:name="T72" style:family="text">
      <style:text-properties fo:font-weight="normal" officeooo:rsid="004c597c" style:font-weight-asian="normal" style:font-weight-complex="normal"/>
    </style:style>
    <style:style style:name="T73" style:family="text">
      <style:text-properties fo:font-weight="normal" officeooo:rsid="00827d96" style:font-weight-asian="normal" style:font-weight-complex="normal"/>
    </style:style>
    <style:style style:name="T74" style:family="text">
      <style:text-properties fo:font-weight="normal" officeooo:rsid="00933aa5" style:font-weight-asian="normal" style:font-weight-complex="normal"/>
    </style:style>
    <style:style style:name="T75" style:family="text">
      <style:text-properties fo:font-weight="normal" officeooo:rsid="0096f48c" style:font-weight-asian="normal" style:font-weight-complex="normal"/>
    </style:style>
    <style:style style:name="T76" style:family="text">
      <style:text-properties fo:font-size="10pt" fo:font-style="normal" fo:font-weight="bold" style:font-size-asian="10pt" style:font-style-asian="normal" style:font-weight-asian="bold" style:font-size-complex="10pt" style:font-style-complex="normal" style:font-weight-complex="bold"/>
    </style:style>
    <style:style style:name="T77" style:family="text">
      <style:text-properties style:font-weight-complex="bold"/>
    </style:style>
    <style:style style:name="T78" style:family="text">
      <style:text-properties fo:font-style="normal" style:font-style-asian="normal" style:font-style-complex="normal"/>
    </style:style>
    <style:style style:name="T79" style:family="text">
      <style:text-properties fo:font-style="normal" officeooo:rsid="0043a823" style:font-style-asian="normal" style:font-style-complex="normal"/>
    </style:style>
    <style:style style:name="T80" style:family="text">
      <style:text-properties fo:font-style="normal" officeooo:rsid="0049a1d9" style:font-style-asian="normal" style:font-style-complex="normal"/>
    </style:style>
    <style:style style:name="T81" style:family="text">
      <style:text-properties fo:font-style="normal" officeooo:rsid="004a7c92" style:font-style-asian="normal" style:font-style-complex="normal"/>
    </style:style>
    <style:style style:name="T82" style:family="text">
      <style:text-properties fo:font-style="normal" officeooo:rsid="004d96f2" style:font-style-asian="normal" style:font-style-complex="normal"/>
    </style:style>
    <style:style style:name="T83" style:family="text">
      <style:text-properties fo:font-style="normal" officeooo:rsid="00575acd" style:font-style-asian="normal" style:font-style-complex="normal"/>
    </style:style>
    <style:style style:name="T84" style:family="text">
      <style:text-properties fo:font-style="normal" officeooo:rsid="007b4093" style:font-style-asian="normal" style:font-style-complex="normal"/>
    </style:style>
    <style:style style:name="T85" style:family="text">
      <style:text-properties fo:font-style="normal" officeooo:rsid="007eb421" style:font-style-asian="normal" style:font-style-complex="normal"/>
    </style:style>
    <style:style style:name="T86" style:family="text">
      <style:text-properties fo:font-style="normal" officeooo:rsid="0090df0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officeooo:rsid="002f2b8e"/>
    </style:style>
    <style:style style:name="T89" style:family="text">
      <style:text-properties style:font-size-complex="10pt" style:font-style-complex="normal" style:font-weight-complex="bold"/>
    </style:style>
    <style:style style:name="T90" style:family="text">
      <style:text-properties officeooo:rsid="0038730a"/>
    </style:style>
    <style:style style:name="T91" style:family="text">
      <style:text-properties officeooo:rsid="003c46cf"/>
    </style:style>
    <style:style style:name="T92" style:family="text">
      <style:text-properties officeooo:rsid="005328f2"/>
    </style:style>
    <style:style style:name="T93" style:family="text">
      <style:text-properties officeooo:rsid="00550f90"/>
    </style:style>
    <style:style style:name="T94" style:family="text">
      <style:text-properties officeooo:rsid="00591517"/>
    </style:style>
    <style:style style:name="T95" style:family="text">
      <style:text-properties officeooo:rsid="005a8b59"/>
    </style:style>
    <style:style style:name="T96" style:family="text">
      <style:text-properties officeooo:rsid="005af84e"/>
    </style:style>
    <style:style style:name="T97" style:family="text">
      <style:text-properties officeooo:rsid="005d3bc2"/>
    </style:style>
    <style:style style:name="T98" style:family="text">
      <style:text-properties officeooo:rsid="0062a288"/>
    </style:style>
    <style:style style:name="T99" style:family="text">
      <style:text-properties officeooo:rsid="00692096"/>
    </style:style>
    <style:style style:name="T100"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01" style:family="text">
      <style:text-properties officeooo:rsid="007fdd55"/>
    </style:style>
    <style:style style:name="T102" style:family="text">
      <style:text-properties officeooo:rsid="00801da9"/>
    </style:style>
    <style:style style:name="T103" style:family="text">
      <style:text-properties officeooo:rsid="00884da2"/>
    </style:style>
    <style:style style:name="T104" style:family="text">
      <style:text-properties officeooo:rsid="008956cd"/>
    </style:style>
    <style:style style:name="T105" style:family="text">
      <style:text-properties officeooo:rsid="008b329e"/>
    </style:style>
    <style:style style:name="T106" style:family="text">
      <style:text-properties officeooo:rsid="008b9e18"/>
    </style:style>
    <style:style style:name="T107" style:family="text">
      <style:text-properties officeooo:rsid="008d69ea"/>
    </style:style>
    <style:style style:name="T108" style:family="text">
      <style:text-properties officeooo:rsid="008d6b92"/>
    </style:style>
    <style:style style:name="T109" style:family="text">
      <style:text-properties officeooo:rsid="00915df1"/>
    </style:style>
    <style:style style:name="T110" style:family="text">
      <style:text-properties officeooo:rsid="00935eb6"/>
    </style:style>
    <style:style style:name="T111" style:family="text">
      <style:text-properties officeooo:rsid="0093e176"/>
    </style:style>
    <style:style style:name="T112" style:family="text">
      <style:text-properties officeooo:rsid="0096f48c"/>
    </style:style>
    <style:style style:name="T113" style:family="text">
      <style:text-properties officeooo:rsid="0098bacc"/>
    </style:style>
    <style:style style:name="T114" style:family="text">
      <style:text-properties officeooo:rsid="009a3e57"/>
    </style:style>
    <style:style style:name="T115" style:family="text">
      <style:text-properties officeooo:rsid="009a91ad"/>
    </style:style>
    <style:style style:name="T116" style:family="text">
      <style:text-properties officeooo:rsid="009be479"/>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0">Experience Costs</text:p>
            </table:table-cell>
            <table:covered-table-cell/>
            <table:covered-table-cell/>
          </table:table-row>
          <table:table-row table:style-name="Table1.1">
            <table:table-cell table:style-name="Table1.A2" office:value-type="string">
              <text:p text:style-name="P20"/>
            </table:table-cell>
            <table:table-cell table:style-name="Table1.B2" office:value-type="string">
              <text:p text:style-name="P20">Standard</text:p>
            </table:table-cell>
            <table:table-cell table:style-name="Table1.C2" office:value-type="string">
              <text:p text:style-name="P20">Favored</text:p>
            </table:table-cell>
          </table:table-row>
          <table:table-row table:style-name="Table1.1">
            <table:table-cell table:style-name="Table1.A3" office:value-type="string">
              <text:p text:style-name="P13">Attribute Rating</text:p>
            </table:table-cell>
            <table:table-cell table:style-name="Table1.B3" office:value-type="string">
              <text:p text:style-name="P61">6</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19">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1"><text:span text:style-name="T51">Merit</text:span><text:span text:style-name="T52"> </text:span><text:span text:style-name="T53">Cost</text:span></text:p>
            </table:table-cell>
            <table:covered-table-cell/>
            <table:covered-table-cell/>
          </table:table-row>
          <table:table-row table:style-name="Table5.2">
            <table:table-cell table:style-name="Table5.A2" office:value-type="string">
              <text:p text:style-name="P28">Merit</text:p>
            </table:table-cell>
            <table:table-cell table:style-name="Table5.B2" office:value-type="string">
              <text:p text:style-name="P29"><text:span text:style-name="T47">Resource</text:span><text:span text:style-name="T106">s</text:span></text:p>
            </table:table-cell>
            <table:table-cell table:style-name="Table5.C2" office:value-type="string">
              <text:p text:style-name="P30">Keystones</text:p>
            </table:table-cell>
          </table:table-row>
          <table:table-row table:style-name="Table5.1">
            <table:table-cell table:style-name="Table5.A3" office:value-type="string">
              <text:p text:style-name="P14">1</text:p>
            </table:table-cell>
            <table:table-cell table:style-name="Table5.B3" office:value-type="string">
              <text:p text:style-name="P16">2</text:p>
            </table:table-cell>
            <table:table-cell table:style-name="Table5.C3" office:value-type="string">
              <text:p text:style-name="P16">-</text:p>
            </table:table-cell>
          </table:table-row>
          <table:table-row table:style-name="Table5.1">
            <table:table-cell table:style-name="Table5.A4" office:value-type="string">
              <text:p text:style-name="P14">2</text:p>
            </table:table-cell>
            <table:table-cell table:style-name="Table5.A4" office:value-type="string">
              <text:p text:style-name="P16">5</text:p>
            </table:table-cell>
            <table:table-cell table:style-name="Table5.C4" office:value-type="string">
              <text:p text:style-name="P16">-</text:p>
            </table:table-cell>
          </table:table-row>
          <table:table-row table:style-name="Table5.1">
            <table:table-cell table:style-name="Table5.A5" office:value-type="string">
              <text:p text:style-name="P14">3</text:p>
            </table:table-cell>
            <table:table-cell table:style-name="Table5.B5" office:value-type="string">
              <text:p text:style-name="P16">10</text:p>
            </table:table-cell>
            <table:table-cell table:style-name="Table5.C5" office:value-type="string">
              <text:p text:style-name="P16">-</text:p>
            </table:table-cell>
          </table:table-row>
          <table:table-row table:style-name="Table5.1">
            <table:table-cell table:style-name="Table5.A4" office:value-type="string">
              <text:p text:style-name="P14">4</text:p>
            </table:table-cell>
            <table:table-cell table:style-name="Table5.A4" office:value-type="string">
              <text:p text:style-name="P16">20</text:p>
            </table:table-cell>
            <table:table-cell table:style-name="Table5.C4" office:value-type="string">
              <text:p text:style-name="P17">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101">that</text:span> refer<text:span text:style-name="T101">s</text:span> to Charms, Martial Arts Form <text:span text:style-name="T102">and Techniques,</text:span> <text:span text:style-name="T102">Sorcerous</text:span> Spells, and Evocations.</text:p>
        <text:h text:style-name="P23" text:outline-level="2">Steps</text:h>
        <text:list xml:id="list3236796941" text:style-name="Exalted_20_1a">
          <text:list-item>
            <text:p text:style-name="P35">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4">Choose your character’s <text:a xlink:type="simple" xlink:href="#The Great Curse|outline" text:style-name="Internet_20_link" text:visited-style-name="Visited_20_Internet_20_Link"><text:span text:style-name="Internet_20_link"><text:span text:style-name="T10">Great Curse</text:span></text:span></text:a>, the character flaw which your Exalt struggles with d<text:span text:style-name="T110">5</text:span>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4">Choose Three <text:a xlink:type="simple" xlink:href="#Intimacies|outline" text:style-name="Internet_20_link" text:visited-style-name="Visited_20_Internet_20_Link"><text:span text:style-name="T10">Intimacies</text:span></text:a>, which represent your devotions or relations to ideas, people, or history.</text:p>
          </text:list-item>
          <text:list-item>
            <text:p text:style-name="P36"><text:span text:style-name="T73">Set all Attributes to 1, then </text:span><text:span text:style-name="T6">d</text:span><text:span text:style-name="T1">istribute </text:span><text:span text:style-name="T8">17 </text:span><text:span text:style-name="T9">additional</text:span><text:span text:style-name="T1"> dots to Attributes</text:span>. No single Attribute may be higher than 5.<text:line-break/><text:line-break/><text:span text:style-name="T11">Suggested Method:</text:span><text:span text:style-name="T87"> </text:span><text:span text:style-name="T45"><text:line-break/>Assign each category (Mental, Social, Mental) to be your character’s Primary, Secondary, or Tertiary set. Then add:</text:span></text:p>
            <text:list>
              <text:list-item>
                <text:list>
                  <text:list-item>
                    <text:p text:style-name="P43"><text:span text:style-name="T1">9 Dots</text:span> to Primary.</text:p>
                  </text:list-item>
                  <text:list-item>
                    <text:p text:style-name="P43"><text:span text:style-name="T1">5 Dots</text:span> to Secondary.</text:p>
                  </text:list-item>
                  <text:list-item>
                    <text:p text:style-name="P43"><text:span text:style-name="T1">3 Dots</text:span> to Tertiary.</text:p>
                  </text:list-item>
                </text:list>
              </text:list-item>
            </text:list>
          </text:list-item>
          <text:list-item>
            <text:p text:style-name="P42">Abilities</text:p>
          </text:list-item>
        </text:list>
        <text:list xml:id="list3730053010" text:style-name="Exalt_20_Dot">
          <text:list-item>
            <text:list>
              <text:list-item>
                <text:p text:style-name="P40">Mark <text:span text:style-name="T1">5 </text:span>Abilities as <text:span text:style-name="T1">Favored</text:span>, <text:span text:style-name="T90">gaining 1 </text:span><text:span text:style-name="T3">free dot</text:span><text:span text:style-name="T64"> </text:span><text:span text:style-name="T66">each.</text:span></text:p>
              </text:list-item>
              <text:list-item>
                <text:p text:style-name="P40"><text:span text:style-name="T65">Mark the </text:span><text:span text:style-name="T67">(+1)</text:span><text:span text:style-name="T65"> </text:span><text:span text:style-name="T67">Favored Ability granted from</text:span><text:span text:style-name="T65"> </text:span><text:span text:style-name="T67">the </text:span><text:span text:style-name="T65">Exaltation/Cast</text:span><text:span text:style-name="T12">e, gaining its</text:span><text:span text:style-name="T65"> </text:span><text:span text:style-name="T70">1 </text:span><text:span text:style-name="T4">free dot</text:span><text:span text:style-name="T65"> as well.</text:span></text:p>
              </text:list-item>
              <text:list-item>
                <text:p text:style-name="P40">Use <text:span text:style-name="T1">9 dots </text:span>to increase Favored Abilities, with no single Ability being higher than <text:span text:style-name="T1">5</text:span>.</text:p>
              </text:list-item>
              <text:list-item>
                <text:p text:style-name="P39"><text:span text:style-name="T1">6 dots</text:span> in <text:span text:style-name="T11">non-Favored</text:span> Abilities, with no single Ability raised higher than <text:span text:style-name="T1">3 </text:span>during this phase.</text:p>
              </text:list-item>
              <text:list-item>
                <text:p text:style-name="P41"><text:span text:style-name="T91">Choose </text:span><text:span text:style-name="T44">3</text:span><text:span text:style-name="T91"> </text:span><text:a xlink:type="simple" xlink:href="#specialties" text:style-name="Internet_20_link" text:visited-style-name="Visited_20_Internet_20_Link"><text:span text:style-name="T5">Specialties</text:span></text:a><text:span text:style-name="T5">,</text:span><text:span text:style-name="T68"> ea</text:span><text:span text:style-name="T69">ch </text:span><text:span text:style-name="T68">in </text:span><text:span text:style-name="T69">a separate Favored </text:span><text:span text:style-name="T68">Abilit</text:span><text:span text:style-name="T69">y.</text:span></text:p>
              </text:list-item>
            </text:list>
          </text:list-item>
        </text:list>
        <text:list xml:id="list135847198903632" text:continue-list="list3236796941" text:style-name="Exalted_20_1a">
          <text:list-item>
            <text:p text:style-name="P37">Choose a <text:a xlink:type="simple" xlink:href="#Martial Arts|outline" text:style-name="Internet_20_link" text:visited-style-name="Visited_20_Internet_20_Link"><text:span text:style-name="T10">Martial Arts Style</text:span></text:a> <text:span text:style-name="T111">of a Favored ability,</text:span> <text:span text:style-name="T109">which represents </text:span><text:span text:style-name="T55">your character’s stance and approach to combat. If no specific Martial Arts is desired, take the </text:span><text:a xlink:type="simple" xlink:href="#Weapons Master|outline" text:style-name="Internet_20_link" text:visited-style-name="Visited_20_Internet_20_Link">Weapons Master</text:a><text:span text:style-name="T55"> Perk.</text:span></text:p>
          </text:list-item>
          <text:list-item>
            <text:p text:style-name="P34">Gain 15 <text:span text:style-name="T2">Resources</text:span>, which may immediately be spent on Merits.<text:line-break/><text:line-break/><text:span text:style-name="T108">With s</text:span><text:span text:style-name="T107">pecial Storyteller permission, </text:span><text:span text:style-name="T108">the character may start with a</text:span><text:span text:style-name="T107"> high-ranked merit that is central to their character, such as an Artifact. The character will start in Resource </text:span><text:span text:style-name="T54">debt, and the Keystone(s) will take the form of an unresolved plot hook that revolves around that Merit. See </text:span><text:a xlink:type="simple" xlink:href="#Projects" text:style-name="Internet_20_link" text:visited-style-name="Visited_20_Internet_20_Link">Projects</text:a><text:span text:style-name="T54"> for more details.</text:span></text:p>
          </text:list-item>
          <text:list-item>
            <text:p text:style-name="P34">Gain <text:span text:style-name="T1">3 Powers, </text:span>each in an Ability that is <text:span text:style-name="T1">Favored.</text:span><text:span text:style-name="T59"> </text:span><text:span text:style-name="T74">Greater Powers cannot be purchased until Essence 3.</text:span></text:p>
          </text:list-item>
        </text:list>
        <table:table table:name="Table2" table:style-name="Table2">
          <table:table-column table:style-name="Table2.A"/>
          <table:table-row table:style-name="Table2.1">
            <table:table-cell table:style-name="Table2.A1" office:value-type="string">
              <text:p text:style-name="P22">Summary</text:p>
              <text:list xml:id="list135848085077499" text:continue-numbering="true" text:style-name="Exalted_20_1a">
                <text:list-header>
                  <text:p text:style-name="P59"><text:span text:style-name="T41">Before spending xp, double check that your character has the following </text:span><text:span text:style-name="T42">minimums</text:span>: </text:p>
                  <text:p text:style-name="P58"><text:span text:style-name="T1">26 </text:span>Attribute Points, <text:span text:style-name="T105">(</text:span><text:span text:style-name="T103">including</text:span><text:span text:style-name="T105"> free</text:span><text:span text:style-name="T103"> </text:span><text:span text:style-name="T104">l</text:span><text:span text:style-name="T103">vl. 1 </text:span><text:span text:style-name="T105">dots)</text:span></text:p>
                  <text:p text:style-name="P58"><text:span text:style-name="T1">14 </text:span>Favored Ability Points</text:p>
                  <text:list>
                    <text:list-header>
                      <text:p text:style-name="P58"><text:span text:style-name="T62">(</text:span><text:span text:style-name="T1">+1 </text:span>from Exaltation/Caste<text:span text:style-name="T88">)</text:span></text:p>
                    </text:list-header>
                  </text:list>
                  <text:p text:style-name="P58"><text:span text:style-name="T1">6</text:span> Non-Favored Ability Points</text:p>
                  <text:p text:style-name="P58"><text:span text:style-name="T1">3</text:span> Lesser Powers (Favored) </text:p>
                  <text:p text:style-name="P58"><text:span text:style-name="T1">1</text:span> Martial Arts Form </text:p>
                  <text:p text:style-name="P58"><text:span text:style-name="T1">15</text:span> Project Resources</text:p>
                  <text:p text:style-name="P60"><text:span text:style-name="T1">3 </text:span>Specialties</text:p>
                </text:list-header>
              </text:list>
            </table:table-cell>
          </table:table-row>
        </table:table>
        <text:list xml:id="list135848070433780" text:continue-numbering="true" text:style-name="Exalted_20_1a">
          <text:list-item>
            <text:p text:style-name="P38"><text:span text:style-name="T59">Spend </text:span><text:span text:style-name="T49">21</text:span><text:span text:style-name="T2"> xp</text:span><text:span text:style-name="T59"> as desired.</text:span></text:p>
          </text:list-item>
          <text:list-item>
            <text:p text:style-name="P44">Specify <text:span text:style-name="T97">any relevant</text:span> <text:span text:style-name="T2">Equipment</text:span> the character carries, <text:span text:style-name="T96">such as </text:span><text:a xlink:type="simple" xlink:href="../Armor%20and%20Weapons%7Coutline" text:style-name="Internet_20_link" text:visited-style-name="Visited_20_Internet_20_Link"><text:span text:style-name="T97">A</text:span></text:a><text:a xlink:type="simple" xlink:href="../Armor%20and%20Weapons%7Coutline" text:style-name="Internet_20_link" text:visited-style-name="Visited_20_Internet_20_Link"><text:span text:style-name="T98">rmor and </text:span></text:a><text:a xlink:type="simple" xlink:href="../Armor%20and%20Weapons%7Coutline" text:style-name="Internet_20_link" text:visited-style-name="Visited_20_Internet_20_Link"><text:span text:style-name="T97">W</text:span></text:a><text:a xlink:type="simple" xlink:href="../Armor%20and%20Weapons%7Coutline" text:style-name="Internet_20_link" text:visited-style-name="Visited_20_Internet_20_Link"><text:span text:style-name="T96">eapons.</text:span></text:a> <text:line-break/><text:line-break/><text:soft-pag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100">Rounding<text:line-break/></text:span><text:span text:style-name="T43">A</text:span><text:span text:style-name="T89">lways round up to the nearest whole number.</text:span></text:p>
            </table:table-cell>
          </table:table-row>
        </table:table>
        <text:list xml:id="list135846842244433" text:continue-numbering="true" text:style-name="Exalted_20_1a">
          <text:list-item>
            <text:p text:style-name="P45"><text:span text:style-name="T77">General Static Values</text:span><text:span text:style-name="T59"> </text:span><text:span text:style-name="T61"><text:line-break/></text:span><text:span text:style-name="T71">R</text:span><text:span text:style-name="T61">ecord the following calculated static values</text:span></text:p>
          </text:list-item>
        </text:list>
        <text:list xml:id="list135847064967882" text:continue-list="list3730053010" text:style-name="Exalt_20_Dot">
          <text:list-item>
            <text:list>
              <text:list-item>
                <text:p text:style-name="P47"><text:span text:style-name="T1">Personal Motes</text:span><text:span text:style-name="T59"> </text:span><text:span text:style-name="T78"><text:line-break/>(Essenc</text:span><text:span text:style-name="T79">e) </text:span><text:span text:style-name="T84">+ </text:span><text:span text:style-name="T80">1</text:span><text:span text:style-name="T78">0 </text:span></text:p>
              </text:list-item>
              <text:list-item>
                <text:p text:style-name="P47"><text:span text:style-name="T1">Peripheral Motes</text:span><text:span text:style-name="T78"> <text:line-break/>(Essence)x2 </text:span><text:span text:style-name="T84">+ </text:span><text:span text:style-name="T82">1</text:span><text:span text:style-name="T78">5 </text:span></text:p>
              </text:list-item>
              <text:list-item>
                <text:p text:style-name="P46"><text:span text:style-name="T1">Guile</text:span><text:span text:style-name="T78"> <text:line-break/></text:span><text:span text:style-name="T81">(</text:span><text:span text:style-name="T78">Composure + </text:span><text:span text:style-name="T86">Subterfuge</text:span><text:span text:style-name="T78">)/2</text:span></text:p>
              </text:list-item>
              <text:list-item>
                <text:p text:style-name="P48"><text:span text:style-name="T1">Resolve</text:span><text:span text:style-name="T78"> <text:line-break/></text:span><text:span text:style-name="T81">(</text:span><text:span text:style-name="T78">Will + Integrity)/2</text:span></text:p>
              </text:list-item>
            </text:list>
          </text:list-item>
        </text:list>
        <text:list xml:id="list135846996833616" text:continue-list="list135846842244433" text:style-name="Exalted_20_1a">
          <text:list-item>
            <text:p text:style-name="P49">Combat Static Values<text:span text:style-name="T60"> <text:line-break/></text:span><text:span text:style-name="T72">A</text:span><text:span text:style-name="T60">ssign the static values </text:span><text:span text:style-name="T63">used (most commonly)</text:span><text:span text:style-name="T60"> during a Combat Scene.</text:span></text:p>
          </text:list-item>
        </text:list>
        <text:list xml:id="list135848473768465" text:continue-list="list135847064967882" text:style-name="Exalt_20_Dot">
          <text:list-item>
            <text:list>
              <text:list-item>
                <text:p text:style-name="P50"><text:span text:style-name="T1">Endurance</text:span><text:span text:style-name="T13"> <text:line-break/>(Essence)x</text:span><text:span text:style-name="T14">3 </text:span><text:span text:style-name="T15">+ </text:span><text:span text:style-name="T16">(Stamina)x2 </text:span><text:span text:style-name="T78">+ Athletics + Physique </text:span><text:span text:style-name="T83">+ </text:span><text:span text:style-name="T85">5</text:span></text:p>
              </text:list-item>
              <text:list-item>
                <text:p text:style-name="P51"><text:span text:style-name="T39">Defense Value (DV)</text:span><text:span text:style-name="T21"> <text:line-break/></text:span><text:span text:style-name="T28">G</text:span><text:span text:style-name="T21">reater of Evasion or Soak </text:span></text:p>
              </text:list-item>
              <text:list-item>
                <text:p text:style-name="P52"><text:span text:style-name="T76">Evasion</text:span> <text:line-break/><text:span text:style-name="T36">(</text:span><text:span text:style-name="T35">Dexterity + Athletics)/2 </text:span><text:span text:style-name="T37">+ (Evasion Mod)</text:span></text:p>
              </text:list-item>
              <text:list-item>
                <text:p text:style-name="P53"><text:span text:style-name="T39">Soak</text:span><text:span text:style-name="T23"> <text:line-break/></text:span><text:span text:style-name="T32">(</text:span><text:span text:style-name="T22">Stamina + Physique)/2 + (Soak Mod)</text:span></text:p>
              </text:list-item>
              <text:list-item>
                <text:p text:style-name="P54"><text:span text:style-name="T38">Accuracy</text:span><text:span text:style-name="T24"> <text:line-break/></text:span><text:span text:style-name="T28">(</text:span><text:span text:style-name="T25">Weapon Att.</text:span><text:span text:style-name="T21"> + Weapon Ability)/2 + (Weapon Mod)<text:line-break/><text:line-break/></text:span><text:span text:style-name="T29">T</text:span><text:span text:style-name="T17">he Attribute and Ability </text:span><text:span text:style-name="T19">used</text:span><text:span text:style-name="T17"> </text:span><text:span text:style-name="T19">depend</text:span><text:span text:style-name="T20">s</text:span><text:span text:style-name="T19"> on th</text:span><text:span text:style-name="T20">e current weapon.</text:span><text:span text:style-name="T17"> This is described in more detail in </text:span><text:a xlink:type="simple" xlink:href="#Armor and Weapons|outline" text:style-name="Internet_20_link" text:visited-style-name="Visited_20_Internet_20_Link">Weapons</text:a><text:span text:style-name="T18">.<text:line-break/><text:line-break/></text:span><text:span text:style-name="T46">Note: </text:span><text:span text:style-name="T31">Remember that Unarmed grants +</text:span><text:span text:style-name="T34">1</text:span><text:span text:style-name="T31"> Accuracy.</text:span></text:p>
              </text:list-item>
              <text:list-item>
                <text:p text:style-name="P55"><text:span text:style-name="T38">Base Damage</text:span><text:span text:style-name="T21"> <text:line-break/></text:span><text:span text:style-name="T26">(</text:span><text:span text:style-name="T21">Weapon </text:span><text:span text:style-name="T26">Mod) </text:span><text:span text:style-name="T30">+ Essence</text:span></text:p>
              </text:list-item>
              <text:list-item>
                <text:p text:style-name="P55"><text:span text:style-name="T40">Initiative</text:span><text:span text:style-name="T27"> <text:line-break/></text:span><text:span text:style-name="T28">(</text:span><text:span text:style-name="T33">Wits</text:span><text:span text:style-name="T27">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text:span text:style-name="T58">is worth</text:span> 1<text:span text:style-name="T114">75</text:span>xp with the following minimums:</text:p>
              <text:p text:style-name="P7"/>
              <text:list xml:id="list399962452" text:style-name="Exalted_20_Center_20_Dot">
                <text:list-item>
                  <text:p text:style-name="P56">Attributes: <text:span text:style-name="T56">102</text:span> xp</text:p>
                </text:list-item>
                <text:list-item>
                  <text:p text:style-name="P56">Favored Abilities: 18xp</text:p>
                </text:list-item>
                <text:list-item>
                  <text:p text:style-name="P56">Non-Favored Abilities: 18xp</text:p>
                </text:list-item>
                <text:list-item>
                  <text:p text:style-name="P56">Lesser Powers: 12xp</text:p>
                </text:list-item>
                <text:list-item>
                  <text:p text:style-name="P56">Martial Arts Form: 4xp</text:p>
                </text:list-item>
                <text:list-item>
                  <text:p text:style-name="P56"><text:span text:style-name="T1">15</text:span> Project Resources</text:p>
                </text:list-item>
                <text:list-item>
                  <text:p text:style-name="P56"><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99">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5" text:outline-level="2"/>
        <text:h text:style-name="P24" text:outline-level="2"><text:soft-page-break/>Advancement</text:h>
        <text:p text:style-name="Exalted">Essence increases automatically depending on how much <text:span text:style-name="T7">total</text:span> xp has <text:span text:style-name="T57">been gained.</text:span></text:p>
        <text:list xml:id="list135847329044109" text:continue-numbering="true" text:style-name="Exalted_20_Center_20_Dot">
          <text:list-item>
            <text:p text:style-name="P57">Essence 2: <text:tab/>25 xp</text:p>
          </text:list-item>
          <text:list-item>
            <text:p text:style-name="P57">Essence 3: <text:tab/>50 xp</text:p>
          </text:list-item>
          <text:list-item>
            <text:p text:style-name="P57">Essence 4: <text:tab/>100 xp</text:p>
          </text:list-item>
          <text:list-item>
            <text:p text:style-name="P32">Essence 5: <text:tab/>200 xp</text:p>
          </text:list-item>
        </text:list>
        <text:p text:style-name="P4"><text:span text:style-name="T94">Remember that e</text:span>ach Essence <text:span text:style-name="T93">Rank</text:span> provide<text:span text:style-name="T95">s</text:span>:</text:p>
        <text:list xml:id="list135846959178853" text:continue-list="list135848473768465" text:style-name="Exalt_20_Dot">
          <text:list-item>
            <text:p text:style-name="P33">+3 Endurance</text:p>
          </text:list-item>
          <text:list-item>
            <text:p text:style-name="P33">+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50">Three</text:span><text:span text:style-name="T1">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135847296101939" text:continue-list="list135847329044109" text:style-name="Exalted_20_Center_20_Dot">
          <text:list-item>
            <text:p text:style-name="P57">Reaching a milestone in a player character’s personal story.</text:p>
          </text:list-item>
          <text:list-item>
            <text:p text:style-name="P57">Suffering a defeat, or otherwise being impeded in their journeys.</text:p>
          </text:list-item>
          <text:list-item>
            <text:p text:style-name="P32">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92">it represents riches to favors to manpower gathered.</text:span></text:p>
        <text:p text:style-name="Exalted">Each individual <text:span text:style-name="T1">Keystone </text:span><text:span text:style-name="T11">must</text:span> be intentionally sought out by the player, and requires anywhere from a Scene to a full Story to acquire.</text:p>
        <text:p text:style-name="Exalted">Each source of Resource should be added together when combined. For example, by having access to the wealth and income of an entire city (20) for a Season (50) would result in 70 RES.</text:p>
        <text:p text:style-name="P27"/>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0">Resources</text:p>
            </table:table-cell>
            <table:covered-table-cell/>
            <table:covered-table-cell/>
            <table:covered-table-cell/>
          </table:table-row>
          <table:table-row table:style-name="Table7.1">
            <table:table-cell table:style-name="Table7.A2" office:value-type="string">
              <text:p text:style-name="P20"/>
            </table:table-cell>
            <table:table-cell table:style-name="Table7.B2" office:value-type="string">
              <text:p text:style-name="P20">Manpower</text:p>
            </table:table-cell>
            <table:table-cell table:style-name="Table7.C2" office:value-type="string">
              <text:p text:style-name="P20">Wealth</text:p>
            </table:table-cell>
            <table:table-cell table:style-name="Table7.D2" office:value-type="string">
              <text:p text:style-name="P20">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18">20</text:p>
            </table:table-cell>
            <table:table-cell table:style-name="Table7.B6" office:value-type="string">
              <text:p text:style-name="P18">City</text:p>
            </table:table-cell>
            <table:table-cell table:style-name="Table7.C6" office:value-type="string">
              <text:p text:style-name="P18">City Income</text:p>
            </table:table-cell>
            <table:table-cell table:style-name="Table7.D6" office:value-type="string">
              <text:p text:style-name="P18">Season</text:p>
            </table:table-cell>
          </table:table-row>
          <table:table-row table:style-name="Table7.1">
            <table:table-cell table:style-name="Table7.A3" office:value-type="string">
              <text:p text:style-name="P13">5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row table:style-name="Table7.1">
            <table:table-cell table:style-name="Table7.A8" office:value-type="string">
              <text:p text:style-name="P18">75</text:p>
            </table:table-cell>
            <table:table-cell table:style-name="Table7.B8" office:value-type="string">
              <text:p text:style-name="P18">Province</text:p>
            </table:table-cell>
            <table:table-cell table:style-name="Table7.C8" office:value-type="string">
              <text:p text:style-name="P18">Nation</text:p>
            </table:table-cell>
            <table:table-cell table:style-name="Table7.D8" office:value-type="string">
              <text:p text:style-name="P18">Decade</text:p>
            </table:table-cell>
          </table:table-row>
        </table:table>
        <text:p text:style-name="P26"/>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1-16T13:58:46.452000000</dc:date>
    <meta:editing-cycles>205</meta:editing-cycles>
    <meta:editing-duration>PT10H14M29S</meta:editing-duration>
    <meta:generator>LibreOffice/7.0.3.1$Windows_X86_64 LibreOffice_project/d7547858d014d4cf69878db179d326fc3483e082</meta:generator>
    <dc:creator>Samuel Smith</dc:creator>
    <meta:document-statistic meta:table-count="7" meta:image-count="0" meta:object-count="0" meta:page-count="3" meta:paragraph-count="144" meta:word-count="1073" meta:character-count="6222" meta:non-whitespace-character-count="5311"/>
  </office:meta>
</office:document-meta>
</file>